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29f" officeooo:paragraph-rsid="0009a2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! === Cycle all reactions</text:p>
      <text:p text:style-name="P1"><text:s text:c="4"/>do J=1,nb_reactions</text:p>
      <text:p text:style-name="P1"/>
      <text:p text:style-name="P1"><text:s text:c="6"/>! ------ Initialise all branching_ratio rate factors, and get species 1 &amp; 2</text:p>
      <text:p text:style-name="P1"><text:s text:c="6"/>branching_ratio2(J)=1.0d0 <text:s text:c="3"/></text:p>
      <text:p text:style-name="P1"/>
      <text:p text:style-name="P1"><text:s text:c="6"/>branching_ratio(J)=1.0d0 <text:s text:c="3"/></text:p>
      <text:p text:style-name="P1"><text:s text:c="6"/>reactant_1_idx(J)=0</text:p>
      <text:p text:style-name="P1"><text:s text:c="6"/>reactant_2_idx(J)=0</text:p>
      <text:p text:style-name="P1"><text:s text:c="6"/>do I=1,nb_species</text:p>
      <text:p text:style-name="P1"><text:s text:c="8"/>if (REACTION_COMPOUNDS_NAMES(1,J).EQ.species_name(I)) reactant_1_idx(J)=I</text:p>
      <text:p text:style-name="P1"><text:s text:c="8"/>if (REACTION_COMPOUNDS_NAMES(2,J).EQ.species_name(I)) reactant_2_idx(J)=I</text:p>
      <text:p text:style-name="P1"><text:s text:c="6"/>enddo</text:p>
      <text:p text:style-name="P1"/>
      <text:p text:style-name="P1"><text:s text:c="6"/>! === ITYPE 14, 23 AND 21 - SURFACE REACTIONS</text:p>
      <text:p text:style-name="P1"><text:s text:c="6"/>if ((REACTION_TYPE(J).EQ.14 .OR. REACTION_TYPE(J).EQ.21 .OR. REACTION_TYPE(J).EQ.30).OR.&amp;</text:p>
      <text:p text:style-name="P1"><text:s text:c="9"/>(REACTION_TYPE(J).EQ.23)) then</text:p>
      <text:p text:style-name="P1"><text:s text:c="10"/>NPATH=0</text:p>
      <text:p text:style-name="P1"/>
      <text:p text:style-name="P1"><text:s text:c="8"/>! ------ Check for branching</text:p>
      <text:p text:style-name="P1"><text:s text:c="8"/>do K=1,nb_reactions</text:p>
      <text:p text:style-name="P1"><text:s text:c="11"/>if(REACTION_TYPE(K).EQ.REACTION_TYPE(J)) then</text:p>
      <text:p text:style-name="P1"><text:s text:c="13"/>if (((REACTION_COMPOUNDS_NAMES(1,J).EQ.REACTION_COMPOUNDS_NAMES(1,K)).AND.&amp;</text:p>
      <text:p text:style-name="P1"><text:s text:c="18"/>(REACTION_COMPOUNDS_NAMES(2,J).EQ.REACTION_COMPOUNDS_NAMES(2,K))).OR.&amp;</text:p>
      <text:p text:style-name="P1"><text:s text:c="17"/>((REACTION_COMPOUNDS_NAMES(2,J).EQ.REACTION_COMPOUNDS_NAMES(1,K)).AND.&amp;</text:p>
      <text:p text:style-name="P1"><text:s text:c="18"/>(REACTION_COMPOUNDS_NAMES(1,J).EQ.REACTION_COMPOUNDS_NAMES(2,K)))) then</text:p>
      <text:p text:style-name="P1"><text:s text:c="16"/>if (REACTION_COMPOUNDS_NAMES(4,K)(:1).EQ.'J <text:s text:c="9"/>'.OR.&amp;</text:p>
      <text:p text:style-name="P1"><text:s text:c="20"/>REACTION_COMPOUNDS_NAMES(4,K)(:1).EQ.'K <text:s text:c="9"/>'.OR.&amp; </text:p>
      <text:p text:style-name="P1"><text:s text:c="20"/>REACTION_COMPOUNDS_NAMES(4,K)(:1).EQ.'B <text:s text:c="9"/>'.OR.&amp;</text:p>
      <text:p text:style-name="P1"><text:s text:c="20"/>REACTION_COMPOUNDS_NAMES(1,K)(:1).EQ.'B <text:s text:c="9"/>'.OR.&amp;</text:p>
      <text:p text:style-name="P1"><text:s text:c="20"/>REACTION_COMPOUNDS_NAMES(2,K)(:1).EQ.'B <text:s text:c="9"/>') NPATH=NPATH+1</text:p>
      <text:p text:style-name="P1"><text:s text:c="13"/>endif</text:p>
      <text:p text:style-name="P1"><text:s text:c="11"/>endif</text:p>
      <text:p text:style-name="P1"><text:s text:c="8"/>enddo</text:p>
      <text:p text:style-name="P1"/>
      <text:p text:style-name="P1"><text:s text:c="6"/>! ------ Branching ratio</text:p>
      <text:p text:style-name="P1"><text:s text:c="6"/>if (NPATH.EQ.0) then</text:p>
      <text:p text:style-name="P1"><text:s text:c="8"/>branching_ratio(J)=0.d0</text:p>
      <text:p text:style-name="P1"><text:s text:c="6"/>else</text:p>
      <text:p text:style-name="P1"><text:s text:c="9"/>IF(REACTION_COMPOUNDS_NAMES(1,J) == "JC-H2O <text:s text:c="4"/>" .AND. REACTION_COMPOUNDS_NAMES(2,J) == "JH <text:s text:c="8"/>") THEN</text:p>
      <text:p text:style-name="P1"><text:s text:c="12"/>IF(is_er_cir==1) THEN</text:p>
      <text:p text:style-name="P1"><text:soft-page-break/><text:s text:c="15"/>IF(REACTION_COMPOUNDS_NAMES(4,J) == "JCH2OH <text:s text:c="4"/>" .OR. REACTION_COMPOUNDS_NAMES(4,J) == "CH2OH <text:s text:c="5"/>") &amp;</text:p>
      <text:p text:style-name="P1"><text:s text:c="18"/>branching_ratio(J)=branching_ratio(J)*0.490d+00</text:p>
      <text:p text:style-name="P1"><text:s text:c="15"/>IF(REACTION_COMPOUNDS_NAMES(4,J) == "JCH3O <text:s text:c="5"/>" .OR. REACTION_COMPOUNDS_NAMES(4,J) == "CH3O <text:s text:c="6"/>") &amp;</text:p>
      <text:p text:style-name="P1"><text:s text:c="18"/>branching_ratio(J)=branching_ratio(J)*0.490d+00</text:p>
      <text:p text:style-name="P1"><text:s text:c="15"/>IF(REACTION_COMPOUNDS_NAMES(4,J) == "JCH-H2O <text:s text:c="3"/>") &amp;</text:p>
      <text:p text:style-name="P1"><text:s text:c="18"/>branching_ratio(J)=branching_ratio(J)*0.01d+00</text:p>
      <text:p text:style-name="P1"><text:s text:c="15"/>IF(REACTION_COMPOUNDS_NAMES(4,J) == "JH2O <text:s text:c="6"/>" .AND. REACTION_COMPOUNDS_NAMES(5,J) == "CH <text:s text:c="8"/>") &amp;</text:p>
      <text:p text:style-name="P1"><text:s text:c="18"/>branching_ratio(J)=branching_ratio(J)*0.01d+00</text:p>
      <text:p text:style-name="P1"><text:s text:c="15"/>!WRITE(*,"(8(a11),f8.3,a)") REACTION_COMPOUNDS_NAMES(:,J), branching_ratio(J)*100, "%"</text:p>
      <text:p text:style-name="P1"><text:s text:c="12"/>ENDIF</text:p>
      <text:p text:style-name="P1"><text:s text:c="9"/>ELSEIF (REACTION_COMPOUNDS_NAMES(1,J) == "JC-CH3OH <text:s text:c="2"/>" .AND. REACTION_COMPOUNDS_NAMES(2,J) == "JH <text:s text:c="8"/>") THEN</text:p>
      <text:p text:style-name="P1"><text:s text:c="12"/>IF(is_er_cir==1) THEN</text:p>
      <text:p text:style-name="P1"><text:s text:c="15"/>IF(REACTION_COMPOUNDS_NAMES(4,J) == "JCH3OCH2 <text:s text:c="2"/>" .OR. REACTION_COMPOUNDS_NAMES(4,J) == "CH3OCH2 <text:s text:c="3"/>") &amp;</text:p>
      <text:p text:style-name="P1"><text:s text:c="18"/>branching_ratio(J)=branching_ratio(J)*0.98d+00</text:p>
      <text:p text:style-name="P1"><text:s text:c="15"/>IF(REACTION_COMPOUNDS_NAMES(4,J) == "JCH-CH3OH <text:s/>") &amp;</text:p>
      <text:p text:style-name="P1"><text:s text:c="18"/>branching_ratio(J)=branching_ratio(J)*0.01d+00</text:p>
      <text:p text:style-name="P1"><text:s text:c="15"/>IF(REACTION_COMPOUNDS_NAMES(4,J) == "JCH3OH <text:s text:c="4"/>" .AND. REACTION_COMPOUNDS_NAMES(5,J) == "CH <text:s text:c="8"/>") &amp;</text:p>
      <text:p text:style-name="P1"><text:s text:c="18"/>branching_ratio(J)=branching_ratio(J)*0.01d+00</text:p>
      <text:p text:style-name="P1"><text:s text:c="15"/>!WRITE(*,"(8(a11),f8.3,a)") REACTION_COMPOUNDS_NAMES(:,J), branching_ratio(J)*100, "%"</text:p>
      <text:p text:style-name="P1"><text:s text:c="12"/>ENDIF</text:p>
      <text:p text:style-name="P1"><text:s text:c="9"/>ELSEIF (REACTION_COMPOUNDS_NAMES(1,J) == "JC-CO2 <text:s text:c="4"/>" .AND. REACTION_COMPOUNDS_NAMES(2,J) == "JH <text:s text:c="8"/>") THEN</text:p>
      <text:p text:style-name="P1"><text:s text:c="12"/>IF(is_er_cir==1) THEN</text:p>
      <text:p text:style-name="P1"><text:s text:c="15"/>IF(REACTION_COMPOUNDS_NAMES(4,J) == "JHCOCO <text:s text:c="4"/>" .OR. REACTION_COMPOUNDS_NAMES(4,J) == "HCOCO <text:s text:c="5"/>") &amp;</text:p>
      <text:p text:style-name="P1"><text:s text:c="18"/>branching_ratio(J)=branching_ratio(J)*0.00d+00</text:p>
      <text:p text:style-name="P1"><text:s text:c="15"/>IF(REACTION_COMPOUNDS_NAMES(4,J) == "JHCO <text:s text:c="6"/>" .OR. REACTION_COMPOUNDS_NAMES(4,J) == "HCO <text:s text:c="7"/>") &amp;</text:p>
      <text:p text:style-name="P1"><text:s text:c="18"/>branching_ratio(J)=branching_ratio(J)*0.98d+00</text:p>
      <text:p text:style-name="P1"><text:s text:c="15"/>IF(REACTION_COMPOUNDS_NAMES(4,J) == "JCH-CO2 <text:s text:c="3"/>") &amp;</text:p>
      <text:p text:style-name="P1"><text:s text:c="18"/>branching_ratio(J)=branching_ratio(J)*0.01d+00</text:p>
      <text:p text:style-name="P1"><text:s text:c="15"/>IF(REACTION_COMPOUNDS_NAMES(4,J) == "JCO2 <text:s text:c="6"/>" .AND. REACTION_COMPOUNDS_NAMES(5,J) == "CH <text:s text:c="8"/>") &amp;</text:p>
      <text:p text:style-name="P1"><text:s text:c="18"/>branching_ratio(J)=branching_ratio(J)*0.01d+00</text:p>
      <text:p text:style-name="P1"><text:s text:c="15"/>!WRITE(*,"(8(a11),f8.3,a)") REACTION_COMPOUNDS_NAMES(:,J), branching_ratio(J)*100, "%"</text:p>
      <text:p text:style-name="P1"><text:s text:c="12"/>ENDIF</text:p>
      <text:p text:style-name="P1"><text:s text:c="9"/>ELSEIF (REACTION_COMPOUNDS_NAMES(1,J) == "JC-NH3 <text:s text:c="4"/>" .AND. REACTION_COMPOUNDS_NAMES(2,J) == "JH <text:s text:c="8"/>") THEN</text:p>
      <text:p text:style-name="P1"><text:s text:c="12"/>IF(is_er_cir==1) THEN</text:p>
      <text:p text:style-name="P1"><text:s text:c="15"/>IF(REACTION_COMPOUNDS_NAMES(4,J) == "JCH2NH2 <text:s text:c="3"/>" .OR. <text:soft-page-break/>REACTION_COMPOUNDS_NAMES(4,J) == "CH2NH2 <text:s text:c="4"/>") &amp;</text:p>
      <text:p text:style-name="P1"><text:s text:c="18"/>branching_ratio(J)=branching_ratio(J)*0.98d+00</text:p>
      <text:p text:style-name="P1"><text:s text:c="15"/>IF(REACTION_COMPOUNDS_NAMES(4,J) == "JCH-NH3 <text:s text:c="3"/>") &amp;</text:p>
      <text:p text:style-name="P1"><text:s text:c="18"/>branching_ratio(J)=branching_ratio(J)*0.01d+00</text:p>
      <text:p text:style-name="P1"><text:s text:c="15"/>IF(REACTION_COMPOUNDS_NAMES(4,J) == "JNH3 <text:s text:c="6"/>" .AND. REACTION_COMPOUNDS_NAMES(5,J) == "CH <text:s text:c="8"/>") &amp;</text:p>
      <text:p text:style-name="P1"><text:s text:c="18"/>branching_ratio(J)=branching_ratio(J)*0.01d+00</text:p>
      <text:p text:style-name="P1"><text:s text:c="15"/>!WRITE(*,"(8(a11),f8.3,a)") REACTION_COMPOUNDS_NAMES(:,J), branching_ratio(J)*100, "%"</text:p>
      <text:p text:style-name="P1"><text:s text:c="12"/>ENDIF</text:p>
      <text:p text:style-name="P1"><text:s text:c="9"/>ELSEIF (REACTION_COMPOUNDS_NAMES(1,J) == "JH <text:s text:c="8"/>" .AND. REACTION_COMPOUNDS_NAMES(2,J) == "JO-CO <text:s text:c="5"/>") THEN</text:p>
      <text:p text:style-name="P1"><text:s text:c="12"/>IF(is_er_cir==1) THEN</text:p>
      <text:p text:style-name="P1"><text:s text:c="15"/>IF(REACTION_COMPOUNDS_NAMES(4,J) == "JHOCO <text:s text:c="5"/>" .OR. REACTION_COMPOUNDS_NAMES(4,J) == "HOCO <text:s text:c="6"/>") &amp;</text:p>
      <text:p text:style-name="P1"><text:s text:c="18"/>branching_ratio(J)=branching_ratio(J)*0.19d+00</text:p>
      <text:p text:style-name="P1"><text:s text:c="15"/>IF(REACTION_COMPOUNDS_NAMES(4,J) == "JH <text:s text:c="8"/>" .AND. REACTION_COMPOUNDS_NAMES(5,J) == "JCO2 <text:s text:c="6"/>") &amp;</text:p>
      <text:p text:style-name="P1"><text:s text:c="18"/>branching_ratio(J)=branching_ratio(J)*0.60d+00</text:p>
      <text:p text:style-name="P1"><text:s text:c="15"/>IF(REACTION_COMPOUNDS_NAMES(4,J) == "JOH <text:s text:c="7"/>" .AND. REACTION_COMPOUNDS_NAMES(5,J) == "JCO <text:s text:c="7"/>") &amp;</text:p>
      <text:p text:style-name="P1"><text:s text:c="18"/>branching_ratio(J)=branching_ratio(J)*0.20d+00</text:p>
      <text:p text:style-name="P1"><text:s text:c="15"/>IF(REACTION_COMPOUNDS_NAMES(4,J) == "JCO <text:s text:c="7"/>" .AND. REACTION_COMPOUNDS_NAMES(5,J) == "OH <text:s text:c="8"/>") &amp;</text:p>
      <text:p text:style-name="P1"><text:s text:c="18"/>branching_ratio(J)=branching_ratio(J)*0.01d+00</text:p>
      <text:p text:style-name="P1"><text:s text:c="15"/>!WRITE(*,"(8(a11),f8.3,a)") REACTION_COMPOUNDS_NAMES(:,J), branching_ratio(J)*100, "%"</text:p>
      <text:p text:style-name="P1"><text:s text:c="12"/>ENDIF</text:p>
      <text:p text:style-name="P1"><text:s text:c="9"/>!Added by Thomas VIDAL (26/02/16) HNCS and HNCO network developed by JC Loison</text:p>
      <text:p text:style-name="P1"><text:s text:c="9"/>ELSEIF (REACTION_COMPOUNDS_NAMES(1,J) == "JH <text:s text:c="8"/>" .AND. REACTION_COMPOUNDS_NAMES(2,J) == "JHOCO <text:s text:c="5"/>") THEN</text:p>
      <text:p text:style-name="P1"><text:s text:c="12"/>IF(REACTION_COMPOUNDS_NAMES(4,J) == "JHCOOH <text:s text:c="4"/>" .OR. REACTION_COMPOUNDS_NAMES(4,J) == "HCOOH <text:s text:c="5"/>") &amp;</text:p>
      <text:p text:style-name="P1"><text:s text:c="15"/>branching_ratio(J)=branching_ratio(J)*0.10d+00</text:p>
      <text:p text:style-name="P1"><text:s text:c="12"/>IF(REACTION_COMPOUNDS_NAMES(4,J) == "JH2 <text:s text:c="7"/>" .AND. REACTION_COMPOUNDS_NAMES(5,J) == "JCO2 <text:s text:c="6"/>") &amp;</text:p>
      <text:p text:style-name="P1"><text:s text:c="15"/>branching_ratio(J)=branching_ratio(J)*0.70d+00</text:p>
      <text:p text:style-name="P1"><text:s text:c="12"/>IF(REACTION_COMPOUNDS_NAMES(4,J) == "JH2O <text:s text:c="7"/>" .AND. REACTION_COMPOUNDS_NAMES(5,J) == "JCO <text:s text:c="7"/>") &amp;</text:p>
      <text:p text:style-name="P1"><text:s text:c="15"/>branching_ratio(J)=branching_ratio(J)*0.20d+00</text:p>
      <text:p text:style-name="P1"><text:s text:c="12"/>!WRITE(*,"(8(a11),f8.3,a)") REACTION_COMPOUNDS_NAMES(:,J), branching_ratio(J)*100, "%"</text:p>
      <text:p text:style-name="P1"><text:s text:c="9"/>ELSEIF (REACTION_COMPOUNDS_NAMES(1,J) == "JN <text:s text:c="8"/>" .AND. REACTION_COMPOUNDS_NAMES(2,J) == "JHCO <text:s text:c="6"/>") THEN</text:p>
      <text:p text:style-name="P1"><text:s text:c="12"/>IF(REACTION_COMPOUNDS_NAMES(4,J) == "JHNCO <text:s text:c="5"/>" .OR. REACTION_COMPOUNDS_NAMES(4,J) == "HNCO <text:s text:c="7"/>") &amp;</text:p>
      <text:p text:style-name="P1"><text:s text:c="15"/>branching_ratio(J)=branching_ratio(J)*0.80d+00</text:p>
      <text:p text:style-name="P1"><text:s text:c="12"/>IF(REACTION_COMPOUNDS_NAMES(4,J) == "JHOCN <text:s text:c="5"/>" .OR. REACTION_COMPOUNDS_NAMES(4,J) == "HOCN <text:s text:c="7"/>") &amp;</text:p>
      <text:p text:style-name="P1"><text:soft-page-break/><text:s text:c="15"/>branching_ratio(J)=branching_ratio(J)*0.20d+00</text:p>
      <text:p text:style-name="P1"><text:s text:c="12"/>!WRITE(*,"(8(a11),f8.3,a)") REACTION_COMPOUNDS_NAMES(:,J), branching_ratio(J)*100, "%"</text:p>
      <text:p text:style-name="P1"><text:s text:c="9"/>ELSEIF (REACTION_COMPOUNDS_NAMES(1,J) == "JNH2CS <text:s text:c="4"/>" .AND. REACTION_COMPOUNDS_NAMES(2,J) == "JH <text:s text:c="8"/>") THEN</text:p>
      <text:p text:style-name="P1"><text:s text:c="12"/>IF(REACTION_COMPOUNDS_NAMES(4,J) == "JNH2CHS <text:s text:c="3"/>" .OR. REACTION_COMPOUNDS_NAMES(4,J) == "NH2CHS <text:s text:c="5"/>") &amp;</text:p>
      <text:p text:style-name="P1"><text:s text:c="15"/>branching_ratio(J)=branching_ratio(J)*0.50d+00</text:p>
      <text:p text:style-name="P1"><text:s text:c="12"/>IF(REACTION_COMPOUNDS_NAMES(4,J) == "JNH3 <text:s text:c="6"/>" .AND. REACTION_COMPOUNDS_NAMES(5,J) == "JCS <text:s text:c="7"/>") &amp;</text:p>
      <text:p text:style-name="P1"><text:s text:c="15"/>branching_ratio(J)=branching_ratio(J)*0.30d+00</text:p>
      <text:p text:style-name="P1"><text:s text:c="12"/>IF(REACTION_COMPOUNDS_NAMES(4,J) == "JHNCS <text:s text:c="5"/>" .AND. REACTION_COMPOUNDS_NAMES(5,J) == "JH2 <text:s text:c="7"/>") &amp;</text:p>
      <text:p text:style-name="P1"><text:s text:c="15"/>branching_ratio(J)=branching_ratio(J)*0.20d+00</text:p>
      <text:p text:style-name="P1"><text:s text:c="12"/>!WRITE(*,"(8(a11),f8.3,a)") REACTION_COMPOUNDS_NAMES(:,J), branching_ratio(J)*100, "%"</text:p>
      <text:p text:style-name="P1"><text:s text:c="9"/>ELSEIF (REACTION_COMPOUNDS_NAMES(1,J) == "JO <text:s text:c="8"/>" .AND. REACTION_COMPOUNDS_NAMES(2,J) == "JHCS <text:s text:c="6"/>") THEN</text:p>
      <text:p text:style-name="P1"><text:s text:c="12"/>IF(REACTION_COMPOUNDS_NAMES(4,J) == "JOCS <text:s text:c="6"/>" .AND. REACTION_COMPOUNDS_NAMES(5,J) == "JH <text:s text:c="8"/>") &amp;</text:p>
      <text:p text:style-name="P1"><text:s text:c="15"/>branching_ratio(J)=branching_ratio(J)*0.60d+00</text:p>
      <text:p text:style-name="P1"><text:s text:c="12"/>IF(REACTION_COMPOUNDS_NAMES(4,J) == "JCO <text:s text:c="7"/>" .AND. REACTION_COMPOUNDS_NAMES(5,J) == "JHS <text:s text:c="7"/>") &amp;</text:p>
      <text:p text:style-name="P1"><text:s text:c="15"/>branching_ratio(J)=branching_ratio(J)*0.40d+00</text:p>
      <text:p text:style-name="P1"><text:s text:c="12"/>!WRITE(*,"(8(a11),f8.3,a)") REACTION_COMPOUNDS_NAMES(:,J), branching_ratio(J)*100, "%"</text:p>
      <text:p text:style-name="P1"><text:s text:c="9"/>ELSEIF (REACTION_COMPOUNDS_NAMES(1,J) == "JS <text:s text:c="8"/>" .AND. REACTION_COMPOUNDS_NAMES(2,J) == "JHCO <text:s text:c="6"/>") THEN</text:p>
      <text:p text:style-name="P1"><text:s text:c="12"/>IF(REACTION_COMPOUNDS_NAMES(4,J) == "JOCS <text:s text:c="6"/>" .AND. REACTION_COMPOUNDS_NAMES(5,J) == "JH <text:s text:c="8"/>") &amp;</text:p>
      <text:p text:style-name="P1"><text:s text:c="15"/>branching_ratio(J)=branching_ratio(J)*0.60d+00</text:p>
      <text:p text:style-name="P1"><text:s text:c="12"/>IF(REACTION_COMPOUNDS_NAMES(4,J) == "JCO <text:s text:c="7"/>" .AND. REACTION_COMPOUNDS_NAMES(5,J) == "JHS <text:s text:c="7"/>") &amp;</text:p>
      <text:p text:style-name="P1"><text:s text:c="15"/>branching_ratio(J)=branching_ratio(J)*0.40d+00</text:p>
      <text:p text:style-name="P1"><text:s text:c="12"/>!WRITE(*,"(8(a11),f8.3,a)") REACTION_COMPOUNDS_NAMES(:,J), branching_ratio(J)*100, "%"</text:p>
      <text:p text:style-name="P1"><text:s text:c="9"/>ELSEIF (REACTION_COMPOUNDS_NAMES(1,J) == "JNH2CO <text:s text:c="4"/>" .AND. REACTION_COMPOUNDS_NAMES(2,J) == "JH <text:s text:c="8"/>") THEN</text:p>
      <text:p text:style-name="P1"><text:s text:c="12"/>IF(REACTION_COMPOUNDS_NAMES(4,J) == "JNH2CHO <text:s text:c="3"/>" .OR. REACTION_COMPOUNDS_NAMES(4,J) == "NH2CHO <text:s text:c="5"/>") &amp;</text:p>
      <text:p text:style-name="P1"><text:s text:c="15"/>branching_ratio(J)=branching_ratio(J)*0.50d+00</text:p>
      <text:p text:style-name="P1"><text:s text:c="12"/>IF(REACTION_COMPOUNDS_NAMES(4,J) == "JNH3 <text:s text:c="6"/>" .AND. REACTION_COMPOUNDS_NAMES(5,J) == "JCO <text:s text:c="7"/>") &amp;</text:p>
      <text:p text:style-name="P1"><text:s text:c="15"/>branching_ratio(J)=branching_ratio(J)*0.30d+00</text:p>
      <text:p text:style-name="P1"><text:s text:c="12"/>IF(REACTION_COMPOUNDS_NAMES(4,J) == "JHNCO <text:s text:c="5"/>" .AND. REACTION_COMPOUNDS_NAMES(5,J) == "JH2 <text:s text:c="7"/>") &amp;</text:p>
      <text:p text:style-name="P1"><text:s text:c="15"/>branching_ratio(J)=branching_ratio(J)*0.20d+00</text:p>
      <text:p text:style-name="P1"><text:s text:c="12"/>!WRITE(*,"(8(a11),f8.3,a)") REACTION_COMPOUNDS_NAMES(:,J), branching_ratio(J)*100, "%"</text:p>
      <text:p text:style-name="P1"><text:soft-page-break/><text:s text:c="10"/>!Added by Valentine Wakelam for C3Hx (july 2016)</text:p>
      <text:p text:style-name="P1"><text:s text:c="8"/>ELSEIF (REACTION_COMPOUNDS_NAMES(1,J) == "JH <text:s text:c="8"/>" .AND. REACTION_COMPOUNDS_NAMES(2,J) == "JC3 <text:s text:c="7"/>") THEN</text:p>
      <text:p text:style-name="P1"><text:s text:c="12"/>IF(REACTION_COMPOUNDS_NAMES(4,J) == "Jl-C3H <text:s text:c="4"/>" .OR. REACTION_COMPOUNDS_NAMES(4,J) == "l-C3H <text:s text:c="5"/>") &amp;</text:p>
      <text:p text:style-name="P1"><text:s text:c="16"/>branching_ratio(J)=branching_ratio(J)*0.40d+00</text:p>
      <text:p text:style-name="P1"><text:s text:c="12"/>IF(REACTION_COMPOUNDS_NAMES(4,J) == "Jc-C3H <text:s text:c="4"/>" .OR. REACTION_COMPOUNDS_NAMES(5,J) == "c-C3H <text:s text:c="5"/>") &amp;</text:p>
      <text:p text:style-name="P1"><text:s text:c="16"/>branching_ratio(J)=branching_ratio(J)*0.60d+00</text:p>
      <text:p text:style-name="P1"><text:s text:c="12"/>!WRITE(*,"(8(a11),f8.3,a)") REACTION_COMPOUNDS_NAMES(:,J), branching_ratio(J)*100, "%"</text:p>
      <text:p text:style-name="P1"><text:s text:c="8"/>ELSEIF (REACTION_COMPOUNDS_NAMES(1,J) == "JH <text:s text:c="8"/>" .AND. REACTION_COMPOUNDS_NAMES(2,J) == "Jl-C3H <text:s text:c="4"/>") THEN</text:p>
      <text:p text:style-name="P1"><text:s text:c="12"/>IF(REACTION_COMPOUNDS_NAMES(4,J) == "Jl-C3H2 <text:s text:c="3"/>" .OR. REACTION_COMPOUNDS_NAMES(4,J) == "l-C3H2 <text:s text:c="4"/>") &amp;</text:p>
      <text:p text:style-name="P1"><text:s text:c="16"/>branching_ratio(J)=branching_ratio(J)*0.20d+00</text:p>
      <text:p text:style-name="P1"><text:s text:c="12"/>IF(REACTION_COMPOUNDS_NAMES(4,J) == "Jc-C3H2 <text:s text:c="3"/>" .OR. REACTION_COMPOUNDS_NAMES(5,J) == "c-C3H2 <text:s text:c="4"/>") &amp;</text:p>
      <text:p text:style-name="P1"><text:s text:c="16"/>branching_ratio(J)=branching_ratio(J)*0.80d+00</text:p>
      <text:p text:style-name="P1"><text:s text:c="12"/>!WRITE(*,"(8(a11),f8.3,a)") REACTION_COMPOUNDS_NAMES(:,J), branching_ratio(J)*100, "%"</text:p>
      <text:p text:style-name="P1"><text:s text:c="8"/>ELSEIF (REACTION_COMPOUNDS_NAMES(1,J) == "JH <text:s text:c="8"/>" .AND. REACTION_COMPOUNDS_NAMES(2,J) == "Jc-C3H <text:s text:c="4"/>") THEN</text:p>
      <text:p text:style-name="P1"><text:s text:c="12"/>IF(REACTION_COMPOUNDS_NAMES(4,J) == "Jl-C3H2 <text:s text:c="3"/>" .OR. REACTION_COMPOUNDS_NAMES(4,J) == "l-C3H2 <text:s text:c="4"/>") &amp;</text:p>
      <text:p text:style-name="P1"><text:s text:c="16"/>branching_ratio(J)=branching_ratio(J)*0.20d+00</text:p>
      <text:p text:style-name="P1"><text:s text:c="12"/>IF(REACTION_COMPOUNDS_NAMES(4,J) == "Jc-C3H2 <text:s text:c="3"/>" .OR. REACTION_COMPOUNDS_NAMES(5,J) == "c-C3H2 <text:s text:c="4"/>") &amp;</text:p>
      <text:p text:style-name="P1"><text:s text:c="16"/>branching_ratio(J)=branching_ratio(J)*0.80d+00</text:p>
      <text:p text:style-name="P1"><text:s text:c="12"/>!WRITE(*,"(8(a11),f8.3,a)") REACTION_COMPOUNDS_NAMES(:,J), branching_ratio(J)*100, "%"</text:p>
      <text:p text:style-name="P1"><text:s text:c="8"/>ELSEIF (REACTION_COMPOUNDS_NAMES(1,J) == "JO <text:s text:c="8"/>" .AND. REACTION_COMPOUNDS_NAMES(2,J) == "JCH3CHCH2 <text:s/>") THEN</text:p>
      <text:p text:style-name="P1"><text:s text:c="12"/>IF(REACTION_COMPOUNDS_NAMES(4,J) == "Jc-C3H6O <text:s text:c="2"/>" .OR. REACTION_COMPOUNDS_NAMES(4,J) == "c-C3H6O <text:s text:c="3"/>") &amp;</text:p>
      <text:p text:style-name="P1"><text:s text:c="16"/>branching_ratio(J)=branching_ratio(J)*0.60d+00</text:p>
      <text:p text:style-name="P1"><text:s text:c="12"/>IF(REACTION_COMPOUNDS_NAMES(4,J) == "JC2H5CHO <text:s text:c="2"/>" .OR. REACTION_COMPOUNDS_NAMES(5,J) == "C2H5CHO <text:s text:c="3"/>") &amp;</text:p>
      <text:p text:style-name="P1"><text:s text:c="16"/>branching_ratio(J)=branching_ratio(J)*0.40d+00</text:p>
      <text:p text:style-name="P1"><text:s text:c="12"/>!WRITE(*,"(8(a11),f8.3,a)") REACTION_COMPOUNDS_NAMES(:,J), branching_ratio(J)*100, "%"</text:p>
      <text:p text:style-name="P1"><text:s text:c="8"/>ELSEIF (REACTION_COMPOUNDS_NAMES(1,J) == "KH <text:s text:c="8"/>" .AND. REACTION_COMPOUNDS_NAMES(2,J) == "KC3 <text:s text:c="7"/>") THEN</text:p>
      <text:p text:style-name="P1"><text:s text:c="12"/>IF(REACTION_COMPOUNDS_NAMES(4,J) == "Kl-C3H <text:s text:c="4"/>") &amp;</text:p>
      <text:p text:style-name="P1"><text:s text:c="16"/>branching_ratio(J)=branching_ratio(J)*0.40d+00</text:p>
      <text:p text:style-name="P1"><text:s text:c="12"/>IF(REACTION_COMPOUNDS_NAMES(4,J) == "Kc-C3H <text:s text:c="4"/>") &amp;</text:p>
      <text:p text:style-name="P1"><text:s text:c="16"/>branching_ratio(J)=branching_ratio(J)*0.60d+00</text:p>
      <text:p text:style-name="P1"><text:s text:c="12"/>!WRITE(*,"(8(a11),f8.3,a)") REACTION_COMPOUNDS_NAMES(:,J), branching_ratio(J)*100, "%"</text:p>
      <text:p text:style-name="P1"><text:soft-page-break/><text:s text:c="8"/>ELSEIF (REACTION_COMPOUNDS_NAMES(1,J) == "KH <text:s text:c="8"/>" .AND. REACTION_COMPOUNDS_NAMES(2,J) == "Kl-C3H <text:s text:c="4"/>") THEN</text:p>
      <text:p text:style-name="P1"><text:s text:c="12"/>IF(REACTION_COMPOUNDS_NAMES(4,J) == "Kl-C3H2 <text:s text:c="3"/>") &amp;</text:p>
      <text:p text:style-name="P1"><text:s text:c="16"/>branching_ratio(J)=branching_ratio(J)*0.20d+00</text:p>
      <text:p text:style-name="P1"><text:s text:c="12"/>IF(REACTION_COMPOUNDS_NAMES(4,J) == "Kc-C3H2 <text:s text:c="3"/>") &amp;</text:p>
      <text:p text:style-name="P1"><text:s text:c="16"/>branching_ratio(J)=branching_ratio(J)*0.80d+00</text:p>
      <text:p text:style-name="P1"><text:s text:c="12"/>!WRITE(*,"(8(a11),f8.3,a)") REACTION_COMPOUNDS_NAMES(:,J), branching_ratio(J)*100, "%"</text:p>
      <text:p text:style-name="P1"><text:s text:c="8"/>ELSEIF (REACTION_COMPOUNDS_NAMES(1,J) == "KH <text:s text:c="8"/>" .AND. REACTION_COMPOUNDS_NAMES(2,J) == "Kc-C3H <text:s text:c="4"/>") THEN</text:p>
      <text:p text:style-name="P1"><text:s text:c="12"/>IF(REACTION_COMPOUNDS_NAMES(4,J) == "Kl-C3H2 <text:s text:c="3"/>") &amp;</text:p>
      <text:p text:style-name="P1"><text:s text:c="16"/>branching_ratio(J)=branching_ratio(J)*0.20d+00</text:p>
      <text:p text:style-name="P1"><text:s text:c="12"/>IF(REACTION_COMPOUNDS_NAMES(4,J) == "Kc-C3H2 <text:s text:c="3"/>") &amp;</text:p>
      <text:p text:style-name="P1"><text:s text:c="16"/>branching_ratio(J)=branching_ratio(J)*0.80d+00</text:p>
      <text:p text:style-name="P1"><text:s text:c="12"/>!WRITE(*,"(8(a11),f8.3,a)") REACTION_COMPOUNDS_NAMES(:,J), branching_ratio(J)*100, "%"</text:p>
      <text:p text:style-name="P1"><text:s text:c="8"/>ELSEIF (REACTION_COMPOUNDS_NAMES(1,J) == "KO <text:s text:c="8"/>" .AND. REACTION_COMPOUNDS_NAMES(2,J) == "KCH3CHCH2 <text:s/>") THEN</text:p>
      <text:p text:style-name="P1"><text:s text:c="12"/>IF(REACTION_COMPOUNDS_NAMES(4,J) == "Kc-C3H6O <text:s text:c="2"/>") <text:s/>&amp;</text:p>
      <text:p text:style-name="P1"><text:s text:c="16"/>branching_ratio(J)=branching_ratio(J)*0.60d+00</text:p>
      <text:p text:style-name="P1"><text:s text:c="12"/>IF(REACTION_COMPOUNDS_NAMES(4,J) == "KC2H5CHO <text:s text:c="2"/>") <text:s/>&amp;</text:p>
      <text:p text:style-name="P1"><text:s text:c="16"/>branching_ratio(J)=branching_ratio(J)*0.40d+00</text:p>
      <text:p text:style-name="P1"><text:s text:c="12"/>!WRITE(*,"(8(a11),f8.3,a)") REACTION_COMPOUNDS_NAMES(:,J), branching_ratio(J)*100, "%"</text:p>
      <text:p text:style-name="P1"><text:s text:c="8"/>else</text:p>
      <text:p text:style-name="P1"><text:s text:c="12"/>branching_ratio(J)=branching_ratio(J)/dble(NPATH)</text:p>
      <text:p text:style-name="P1"><text:s text:c="9"/>endif</text:p>
      <text:p text:style-name="P1"><text:s text:c="6"/>endif</text:p>
      <text:p text:style-name="P1"><text:s text:c="6"/>! ------ Factor of 2 for same species reactions</text:p>
      <text:p text:style-name="P1"><text:s text:c="6"/>if (reactant_1_idx(J).EQ.reactant_2_idx(J)) branching_ratio(J)=branching_ratio(J)/2.0d0</text:p>
      <text:p text:style-name="P1"/>
      <text:p text:style-name="P1"><text:s text:c="6"/>! ------ Calculate evaporation fraction</text:p>
      <text:p text:style-name="P1"><text:s text:c="6"/>NEVAP=0</text:p>
      <text:p text:style-name="P1"><text:s text:c="6"/>do K=1,nb_reactions</text:p>
      <text:p text:style-name="P1"><text:s text:c="8"/>if ((REACTION_COMPOUNDS_NAMES(4,J)(:1).EQ.'J <text:s text:c="9"/>').AND.(RATE_A(K).NE.0.d0)) then</text:p>
      <text:p text:style-name="P1"><text:s text:c="10"/>if ((REACTION_COMPOUNDS_NAMES(1,J).EQ.REACTION_COMPOUNDS_NAMES(1,K)).AND.&amp;</text:p>
      <text:p text:style-name="P1"><text:s text:c="10"/>(REACTION_COMPOUNDS_NAMES(2,J).EQ.REACTION_COMPOUNDS_NAMES(2,K)).AND.&amp;</text:p>
      <text:p text:style-name="P1"><text:s text:c="10"/>(REACTION_COMPOUNDS_NAMES(4,J)(2:).EQ.REACTION_COMPOUNDS_NAMES(4,K)).AND.&amp;</text:p>
      <text:p text:style-name="P1"><text:s text:c="10"/>(REACTION_COMPOUNDS_NAMES(5,J)(2:).EQ.REACTION_COMPOUNDS_NAMES(5,K)).AND.&amp;</text:p>
      <text:p text:style-name="P1"><text:s text:c="10"/>(REACTION_COMPOUNDS_NAMES(6,J)(2:).EQ.REACTION_COMPOUNDS_NAMES(6,K)).AND.&amp;</text:p>
      <text:p text:style-name="P1"><text:s text:c="10"/>(REACTION_COMPOUNDS_NAMES(4,K)(:1).NE.'J <text:s text:c="9"/>')) NEVAP=NEVAP+1</text:p>
      <text:p text:style-name="P1"><text:soft-page-break/><text:s text:c="8"/>endif</text:p>
      <text:p text:style-name="P1"><text:s text:c="8"/>if ((REACTION_COMPOUNDS_NAMES(4,J)(:1).NE.'J <text:s text:c="9"/>').AND.(RATE_A(J).NE.0.d0)) then</text:p>
      <text:p text:style-name="P1"><text:s text:c="10"/>if ((REACTION_COMPOUNDS_NAMES(1,J).EQ.REACTION_COMPOUNDS_NAMES(1,K)).AND.&amp;</text:p>
      <text:p text:style-name="P1"><text:s text:c="10"/>(REACTION_COMPOUNDS_NAMES(2,J).EQ.REACTION_COMPOUNDS_NAMES(2,K)).AND.&amp;</text:p>
      <text:p text:style-name="P1"><text:s text:c="10"/>(REACTION_COMPOUNDS_NAMES(4,J).EQ.REACTION_COMPOUNDS_NAMES(4,K)(2:)).AND.&amp;</text:p>
      <text:p text:style-name="P1"><text:s text:c="10"/>(REACTION_COMPOUNDS_NAMES(5,J).EQ.REACTION_COMPOUNDS_NAMES(5,K)(2:)).AND.&amp;</text:p>
      <text:p text:style-name="P1"><text:s text:c="10"/>(REACTION_COMPOUNDS_NAMES(6,J).EQ.REACTION_COMPOUNDS_NAMES(6,K)(2:)).AND.&amp;</text:p>
      <text:p text:style-name="P1"><text:s text:c="10"/>(REACTION_COMPOUNDS_NAMES(4,K)(:1).EQ.'J <text:s text:c="9"/>')) NEVAP=NEVAP+1</text:p>
      <text:p text:style-name="P1"><text:s text:c="8"/>endif</text:p>
      <text:p text:style-name="P1"><text:s text:c="8"/>if ((REACTION_COMPOUNDS_NAMES(4,J)(:1).EQ.'B <text:s text:c="9"/>') .AND. &amp;</text:p>
      <text:p text:style-name="P1"><text:s text:c="12"/>(RATE_A(K).NE.0.d0)) then</text:p>
      <text:p text:style-name="P1"><text:s text:c="10"/>if ((REACTION_COMPOUNDS_NAMES(1,J).EQ.REACTION_COMPOUNDS_NAMES(1,K)).AND.&amp;</text:p>
      <text:p text:style-name="P1"><text:s text:c="10"/>(REACTION_COMPOUNDS_NAMES(2,J).EQ.REACTION_COMPOUNDS_NAMES(2,K)).AND.&amp;</text:p>
      <text:p text:style-name="P1"><text:s text:c="10"/>(REACTION_COMPOUNDS_NAMES(4,J)(2:).EQ.REACTION_COMPOUNDS_NAMES(4,K)).AND.&amp;</text:p>
      <text:p text:style-name="P1"><text:s text:c="10"/>(REACTION_COMPOUNDS_NAMES(5,J)(2:).EQ.REACTION_COMPOUNDS_NAMES(5,K)).AND.&amp;</text:p>
      <text:p text:style-name="P1"><text:s text:c="10"/>(REACTION_COMPOUNDS_NAMES(6,J)(2:).EQ.REACTION_COMPOUNDS_NAMES(6,K)).AND.&amp;</text:p>
      <text:p text:style-name="P1"><text:s text:c="10"/>(REACTION_COMPOUNDS_NAMES(4,K)(:1).NE.'B <text:s text:c="9"/>')) NEVAP=NEVAP+1</text:p>
      <text:p text:style-name="P1"><text:s text:c="8"/>endif</text:p>
      <text:p text:style-name="P1"><text:s text:c="8"/>if ((REACTION_COMPOUNDS_NAMES(4,J)(:1).NE.'B <text:s text:c="9"/>') .AND. &amp;</text:p>
      <text:p text:style-name="P1"><text:s text:c="12"/>(RATE_A(J) .NE.0.d0)) then</text:p>
      <text:p text:style-name="P1"><text:s text:c="10"/>if ((REACTION_COMPOUNDS_NAMES(1,J).EQ.REACTION_COMPOUNDS_NAMES(1,K)).AND.&amp;</text:p>
      <text:p text:style-name="P1"><text:s text:c="10"/>(REACTION_COMPOUNDS_NAMES(2,J).EQ.REACTION_COMPOUNDS_NAMES(2,K)).AND.&amp;</text:p>
      <text:p text:style-name="P1"><text:s text:c="10"/>(REACTION_COMPOUNDS_NAMES(4,J).EQ.REACTION_COMPOUNDS_NAMES(4,K)(2:)).AND.&amp;</text:p>
      <text:p text:style-name="P1"><text:s text:c="10"/>(REACTION_COMPOUNDS_NAMES(5,J).EQ.REACTION_COMPOUNDS_NAMES(5,K)(2:)).AND.&amp;</text:p>
      <text:p text:style-name="P1"><text:s text:c="10"/>(REACTION_COMPOUNDS_NAMES(6,J).EQ.REACTION_COMPOUNDS_NAMES(6,K)(2:)).AND.&amp;</text:p>
      <text:p text:style-name="P1"><text:s text:c="10"/>(REACTION_COMPOUNDS_NAMES(4,K)(:1).EQ.'B <text:s text:c="9"/>')) NEVAP=NEVAP+1</text:p>
      <text:p text:style-name="P1"><text:s text:c="8"/>endif</text:p>
      <text:p text:style-name="P1"><text:soft-page-break/><text:s text:c="6"/>enddo</text:p>
      <text:p text:style-name="P1"/>
      <text:p text:style-name="P1"><text:s text:c="6"/>N4=0</text:p>
      <text:p text:style-name="P1"><text:s text:c="6"/>N5=0</text:p>
      <text:p text:style-name="P1"><text:s text:c="6"/>N6=0</text:p>
      <text:p text:style-name="P1"><text:s text:c="6"/>do I=nb_gaseous_species+1,nb_species</text:p>
      <text:p text:style-name="P1"><text:s text:c="9"/>IF(species_name(i)(1:1).ne."K") then</text:p>
      <text:p text:style-name="P1"><text:s text:c="12"/>if (REACTION_COMPOUNDS_NAMES(4,J)(:1).EQ.'J <text:s text:c="9"/>') then</text:p>
      <text:p text:style-name="P1"><text:s text:c="15"/>if (REACTION_COMPOUNDS_NAMES(4,J).EQ.species_name(I)) N4=I</text:p>
      <text:p text:style-name="P1"><text:s text:c="15"/>if (REACTION_COMPOUNDS_NAMES(5,J).EQ.species_name(I)) N5=I</text:p>
      <text:p text:style-name="P1"><text:s text:c="15"/>if (REACTION_COMPOUNDS_NAMES(6,J).EQ.species_name(I)) N6=I</text:p>
      <text:p text:style-name="P1"><text:s text:c="12"/>endif</text:p>
      <text:p text:style-name="P1"><text:s text:c="12"/>if ((REACTION_COMPOUNDS_NAMES(4,J)(:1).NE.'J <text:s text:c="9"/>').AND.&amp;</text:p>
      <text:p text:style-name="P1"><text:s text:c="17"/>(REACTION_COMPOUNDS_NAMES(4,J)(:1).NE.'X <text:s text:c="9"/>')) then</text:p>
      <text:p text:style-name="P1"><text:s text:c="15"/>if (REACTION_COMPOUNDS_NAMES(4,J).EQ.species_name(I)(2:)) N4=I</text:p>
      <text:p text:style-name="P1"><text:s text:c="15"/>if (REACTION_COMPOUNDS_NAMES(5,J).EQ.species_name(I)(2:)) N5=I</text:p>
      <text:p text:style-name="P1"><text:s text:c="15"/>if (REACTION_COMPOUNDS_NAMES(6,J).EQ.species_name(I)(2:)) N6=I</text:p>
      <text:p text:style-name="P1"><text:s text:c="12"/>endif</text:p>
      <text:p text:style-name="P1"><text:s text:c="12"/>if ((REACTION_COMPOUNDS_NAMES(4,J)(:1).EQ.'B <text:s text:c="9"/>')) then</text:p>
      <text:p text:style-name="P1"><text:s text:c="15"/>if (REACTION_COMPOUNDS_NAMES(4,J).EQ.species_name(I)) N4=I</text:p>
      <text:p text:style-name="P1"><text:s text:c="15"/>if (REACTION_COMPOUNDS_NAMES(5,J).EQ.species_name(I)) N5=I</text:p>
      <text:p text:style-name="P1"><text:s text:c="15"/>if (REACTION_COMPOUNDS_NAMES(6,J).EQ.species_name(I)) N6=I</text:p>
      <text:p text:style-name="P1"><text:s text:c="12"/>endif</text:p>
      <text:p text:style-name="P1"><text:s text:c="12"/>if ((REACTION_COMPOUNDS_NAMES(4,J)(:1).NE.'B <text:s text:c="9"/>').AND.&amp;</text:p>
      <text:p text:style-name="P1"><text:s text:c="17"/>(REACTION_COMPOUNDS_NAMES(4,J)(:1).NE.'X <text:s text:c="9"/>')) then</text:p>
      <text:p text:style-name="P1"><text:s text:c="15"/>if (REACTION_COMPOUNDS_NAMES(4,J).EQ.species_name(I)(2:)) N4=I</text:p>
      <text:p text:style-name="P1"><text:s text:c="15"/>if (REACTION_COMPOUNDS_NAMES(5,J).EQ.species_name(I)(2:)) N5=I</text:p>
      <text:p text:style-name="P1"><text:s text:c="15"/>if (REACTION_COMPOUNDS_NAMES(6,J).EQ.species_name(I)(2:)) N6=I</text:p>
      <text:p text:style-name="P1"><text:s text:c="12"/>endif</text:p>
      <text:p text:style-name="P1"><text:s text:c="9"/>endif</text:p>
      <text:p text:style-name="P1"><text:s text:c="6"/>enddo</text:p>
      <text:p text:style-name="P1"><text:s text:c="4"/></text:p>
      <text:p text:style-name="P1"><text:s/>! <text:s text:c="2"/>PRINT *, REACTION_COMPOUNDS_NAMES(:,J)</text:p>
      <text:p text:style-name="P1"><text:s text:c="4"/></text:p>
      <text:p text:style-name="P1">! <text:s text:c="3"/>PRINT *, "reactant_1_idx=",reactant_1_idx(J)</text:p>
      <text:p text:style-name="P1">! <text:s text:c="3"/>PRINT *, "reactant_2_idx=",reactant_2_idx(J)</text:p>
      <text:p text:style-name="P1">! <text:s text:c="3"/>PRINT *, "N4=",N4</text:p>
      <text:p text:style-name="P1"/>
      <text:p text:style-name="P1"><text:s text:c="4"/>DHFSUM=FORMATION_ENTHALPY(reactant_1_idx(J))+FORMATION_ENTHALPY(reactant_2_idx(J))-FORMATION_ENTHALPY(N4)</text:p>
      <text:p text:style-name="P1"><text:s text:c="4"/>if (N5.NE.0) DHFSUM=DHFSUM-FORMATION_ENTHALPY(N5)</text:p>
      <text:p text:style-name="P1"><text:s text:c="4"/>if (N6.NE.0) DHFSUM=DHFSUM-FORMATION_ENTHALPY(N6)</text:p>
      <text:p text:style-name="P1"><text:s text:c="4"/>! ------ Convert from kcal to J, from J to K</text:p>
      <text:p text:style-name="P1"><text:s text:c="4"/>DHFSUM=DHFSUM*4.184d03/1.38054D-23</text:p>
      <text:p text:style-name="P1"><text:s text:c="4"/>! ------ Convert from #moles-1 to #reactions-1</text:p>
      <text:p text:style-name="P1"><text:s text:c="4"/>DHFSUM=DHFSUM/AVOGADRO</text:p>
      <text:p text:style-name="P1"/>
      <text:p text:style-name="P1"><text:s text:c="3"/>! DHFSUM=DHFSUM+ACTIVATION_ENERGY(J)</text:p>
      <text:p text:style-name="P1"><text:s text:c="4"/>DHFSUM=DHFSUM-ACTIVATION_ENERGY(J)</text:p>
      <text:p text:style-name="P1"><text:soft-page-break/></text:p>
      <text:p text:style-name="P1"><text:s text:c="4"/>SUM1=BINDING_ENERGY(N4)</text:p>
      <text:p text:style-name="P1"><text:s text:c="4"/>if (N5.NE.0) SUM1=MAX(BINDING_ENERGY(N4),BINDING_ENERGY(N5))</text:p>
      <text:p text:style-name="P1"><text:s text:c="4"/>if (N6.NE.0) SUM1=MAX(BINDING_ENERGY(N4),BINDING_ENERGY(N5),BINDING_ENERGY(N6))</text:p>
      <text:p text:style-name="P1"/>
      <text:p text:style-name="P1"><text:s text:c="4"/>ATOMS=0</text:p>
      <text:p text:style-name="P1"><text:s text:c="4"/>do K=1,NB_PRIME_ELEMENTS</text:p>
      <text:p text:style-name="P1"><text:s text:c="6"/>ATOMS=ATOMS+species_composition(K,N4)</text:p>
      <text:p text:style-name="P1"><text:s text:c="4"/>enddo</text:p>
      <text:p text:style-name="P1"/>
      <text:p text:style-name="P1"><text:s text:c="4"/>! Chemeical Desorption from Garrod et al. 2007</text:p>
      <text:p text:style-name="P1"><text:s text:c="4"/>IF(is_chem_des==0) then</text:p>
      <text:p text:style-name="P1"><text:s text:c="6"/>SUM2=1.0d0-(SUM1/DHFSUM)</text:p>
      <text:p text:style-name="P1"><text:s text:c="6"/>if (ATOMS.EQ.2) SUM2=SUM2**(3*ATOMS-5)</text:p>
      <text:p text:style-name="P1"><text:s text:c="6"/>if (ATOMS.GT.2) SUM2=SUM2**(3*ATOMS-6)</text:p>
      <text:p text:style-name="P1"><text:s text:c="6"/>! <text:s text:c="8"/>SUM2=SUM2**(3*ATOMS-6)</text:p>
      <text:p text:style-name="P1"><text:s text:c="6"/>SUM2=VIB_TO_DISSIP_FREQ_RATIO*SUM2</text:p>
      <text:p text:style-name="P1"><text:s text:c="6"/>EVFRAC=SUM2/(1+SUM2)</text:p>
      <text:p text:style-name="P1"/>
      <text:p text:style-name="P1"><text:s text:c="4"/>ELSEif(is_chem_des==1) then</text:p>
      <text:p text:style-name="P1"/>
      <text:p text:style-name="P1"><text:s text:c="4"/>! Chemical Desorption from Minissale et al. 2016</text:p>
      <text:p text:style-name="P1"><text:s text:c="4"/>! the formalism below is for bare grains</text:p>
      <text:p text:style-name="P1">! <text:s text:c="5"/>SUM1 = ((120.D0-SPECIES_MASS(N4))**2.D0/(120.D0+SPECIES_MASS(N4))**2.D0) * DHFSUM / 3.0d0 / ATOMS</text:p>
      <text:p text:style-name="P1">! <text:s text:c="5"/>EVFRAC = exp(-BINDING_ENERGY(N4)/SUM1)</text:p>
      <text:p text:style-name="P1"/>
      <text:p text:style-name="P1"><text:s text:c="4"/>! For water ices, we use the recommandation from Minissale:</text:p>
      <text:p text:style-name="P1"><text:s text:c="6"/>SUM1 = ((120.D0-SPECIES_MASS(N4))**2.D0/(120.D0+SPECIES_MASS(N4))**2.D0) * DHFSUM / 3.0d0 / ATOMS</text:p>
      <text:p text:style-name="P1"><text:s text:c="6"/>EVFRAC = exp(-BINDING_ENERGY(N4)/SUM1)/10.D0</text:p>
      <text:p text:style-name="P1"/>
      <text:p text:style-name="P1"><text:s text:c="4"/>IF (REACTION_COMPOUNDS_NAMES(1,J) == "JH <text:s text:c="8"/>".AND.REACTION_COMPOUNDS_NAMES(2,J) == "JO <text:s text:c="8"/>")&amp;</text:p>
      <text:p text:style-name="P1"><text:s text:c="5"/>EVFRAC = 0.3D0</text:p>
      <text:p text:style-name="P1"><text:s text:c="4"/>IF (REACTION_COMPOUNDS_NAMES(1,J) == "JH <text:s text:c="8"/>".AND.REACTION_COMPOUNDS_NAMES(2,J) == "JOH <text:s text:c="7"/>")&amp;</text:p>
      <text:p text:style-name="P1"><text:s text:c="5"/>EVFRAC = 0.25D0</text:p>
      <text:p text:style-name="P1"><text:s text:c="4"/>IF (REACTION_COMPOUNDS_NAMES(1,J) == "JN <text:s text:c="8"/>".AND.REACTION_COMPOUNDS_NAMES(2,J) == "JN <text:s text:c="8"/>")&amp;</text:p>
      <text:p text:style-name="P1"><text:s text:c="5"/>EVFRAC = 0.5D0</text:p>
      <text:p text:style-name="P1"/>
      <text:p text:style-name="P1"/>
      <text:p text:style-name="P1"><text:s text:c="4"/>ENDIF</text:p>
      <text:p text:style-name="P1"/>
      <text:p text:style-name="P1"><text:s text:c="4"/>! <text:s text:c="7"/>V.W. Jul 2006 f=evfrac=0.009 for H2O (Kroes &amp; Anderson 2006) </text:p>
      <text:p text:style-name="P1"><text:s text:c="4"/>! <text:s text:c="8"/>if (REACTION_COMPOUNDS_NAMES(4,J).EQ.'H2O <text:s text:c="4"/>') then</text:p>
      <text:p text:style-name="P1"><text:s text:c="4"/>! <text:s text:c="16"/>EVFRAC=0.009</text:p>
      <text:p text:style-name="P1"><text:soft-page-break/><text:s text:c="4"/>! <text:s text:c="15"/>EVFRAC_H2O=0.009</text:p>
      <text:p text:style-name="P1"><text:s text:c="4"/>! <text:s text:c="8"/>endif</text:p>
      <text:p text:style-name="P1"/>
      <text:p text:style-name="P1"><text:s text:c="4"/>BADFLAG=0</text:p>
      <text:p text:style-name="P1"><text:s text:c="4"/>if (FORMATION_ENTHALPY(reactant_1_idx(J)).LE.-999.0) then</text:p>
      <text:p text:style-name="P1"><text:s text:c="6"/>EVFRAC=0.d0</text:p>
      <text:p text:style-name="P1"><text:s text:c="6"/>BADFLAG=BADFLAG+1</text:p>
      <text:p text:style-name="P1"><text:s text:c="4"/>endif</text:p>
      <text:p text:style-name="P1"><text:s text:c="4"/>if (FORMATION_ENTHALPY(reactant_2_idx(J)).LE.-999.0) then</text:p>
      <text:p text:style-name="P1"><text:s text:c="6"/>EVFRAC=0.d0</text:p>
      <text:p text:style-name="P1"><text:s text:c="6"/>BADFLAG=BADFLAG+1</text:p>
      <text:p text:style-name="P1"><text:s text:c="4"/>endif</text:p>
      <text:p text:style-name="P1"><text:s text:c="4"/>if (FORMATION_ENTHALPY(N4).LE.-999.0) then</text:p>
      <text:p text:style-name="P1"><text:s text:c="6"/>EVFRAC=0.d0</text:p>
      <text:p text:style-name="P1"><text:s text:c="6"/>BADFLAG=BADFLAG+1</text:p>
      <text:p text:style-name="P1"><text:s text:c="4"/>endif</text:p>
      <text:p text:style-name="P1"><text:s text:c="4"/>if (N5.NE.0) then</text:p>
      <text:p text:style-name="P1"><text:s text:c="6"/>EVFRAC=0.d0</text:p>
      <text:p text:style-name="P1"><text:s text:c="6"/>BADFLAG=BADFLAG+1</text:p>
      <text:p text:style-name="P1"><text:s text:c="4"/>endif</text:p>
      <text:p text:style-name="P1"><text:s text:c="4"/>if (N6.NE.0) then</text:p>
      <text:p text:style-name="P1"><text:s text:c="6"/>EVFRAC=0.d0</text:p>
      <text:p text:style-name="P1"><text:s text:c="6"/>BADFLAG=BADFLAG+1</text:p>
      <text:p text:style-name="P1"><text:s text:c="4"/>endif</text:p>
      <text:p text:style-name="P1"/>
      <text:p text:style-name="P1"><text:s text:c="4"/>if (EVFRAC.GE.1.0d0) EVFRAC=1.0d0</text:p>
      <text:p text:style-name="P1"><text:s text:c="4"/>if (EVFRAC.LE.0.d0) EVFRAC=0.d0</text:p>
      <text:p text:style-name="P1"><text:s text:c="4"/>if (NEVAP.EQ.0) EVFRAC=0.d0</text:p>
      <text:p text:style-name="P1"><text:s text:c="4"/>if (DHFSUM.LE.0.d0) EVFRAC=0.d0</text:p>
      <text:p text:style-name="P1"/>
      <text:p text:style-name="P1"><text:s text:c="4"/>if ((REACTION_COMPOUNDS_NAMES(4,J)(:1).EQ.'J <text:s text:c="9"/>').OR.&amp;</text:p>
      <text:p text:style-name="P1"><text:s text:c="8"/>(REACTION_COMPOUNDS_NAMES(4,J)(:1).EQ.'B <text:s text:c="9"/>').OR.&amp; <text:s text:c="7"/></text:p>
      <text:p text:style-name="P1"><text:s text:c="8"/>(REACTION_COMPOUNDS_NAMES(4,J)(:1).EQ.'K <text:s text:c="9"/>')) then</text:p>
      <text:p text:style-name="P1"><text:s text:c="6"/>EVFRAC=1.0d0-EVFRAC</text:p>
      <text:p text:style-name="P1"><text:s text:c="4"/>endif</text:p>
      <text:p text:style-name="P1"/>
      <text:p text:style-name="P1"><text:s text:c="4"/>branching_ratio(J)=branching_ratio(J)*EVFRAC</text:p>
      <text:p text:style-name="P1"/>
      <text:p text:style-name="P1"><text:s text:c="4"/>IF(is_er_cir==1) THEN</text:p>
      <text:p text:style-name="P1"><text:s text:c="4"/>IF(REACTION_COMPOUNDS_NAMES(1,J) == "JC-H2O <text:s text:c="4"/>" .AND. REACTION_COMPOUNDS_NAMES(2,J) == "JH <text:s text:c="8"/>") &amp;</text:p>
      <text:p text:style-name="P1"><text:s text:c="7"/>WRITE(*,"(8(a11),f8.3,a)") REACTION_COMPOUNDS_NAMES(:,J), branching_ratio(J)*100, "%"</text:p>
      <text:p text:style-name="P1"><text:s text:c="4"/>IF(REACTION_COMPOUNDS_NAMES(1,J) == "JC-CH3OH <text:s text:c="2"/>" .AND. REACTION_COMPOUNDS_NAMES(2,J) == "JH <text:s text:c="8"/>") &amp;</text:p>
      <text:p text:style-name="P1"><text:s text:c="7"/>WRITE(*,"(8(a11),f8.3,a)") REACTION_COMPOUNDS_NAMES(:,J), branching_ratio(J)*100, "%"</text:p>
      <text:p text:style-name="P1"><text:s text:c="4"/>IF(REACTION_COMPOUNDS_NAMES(1,J) == "JC-CO2 <text:s text:c="4"/>" .AND. REACTION_COMPOUNDS_NAMES(2,J) == "JH <text:s text:c="8"/>") &amp;</text:p>
      <text:p text:style-name="P1"><text:soft-page-break/><text:s text:c="7"/>WRITE(*,"(8(a11),f8.3,a)") REACTION_COMPOUNDS_NAMES(:,J), branching_ratio(J)*100, "%"</text:p>
      <text:p text:style-name="P1"><text:s text:c="4"/>IF(REACTION_COMPOUNDS_NAMES(1,J) == "JC-NH3 <text:s text:c="4"/>" .AND. REACTION_COMPOUNDS_NAMES(2,J) == "JH <text:s text:c="8"/>") &amp;</text:p>
      <text:p text:style-name="P1"><text:s text:c="7"/>WRITE(*,"(8(a11),f8.3,a)") REACTION_COMPOUNDS_NAMES(:,J), branching_ratio(J)*100, "%"</text:p>
      <text:p text:style-name="P1"><text:s text:c="4"/>IF(REACTION_COMPOUNDS_NAMES(1,J) == "JH <text:s text:c="8"/>" .AND. REACTION_COMPOUNDS_NAMES(2,J) == "JO-CO <text:s text:c="5"/>") &amp;</text:p>
      <text:p text:style-name="P1"><text:s text:c="7"/>WRITE(*,"(8(a11),f8.3,a)") REACTION_COMPOUNDS_NAMES(:,J), branching_ratio(J)*100, "%"</text:p>
      <text:p text:style-name="P1"><text:s text:c="4"/>ENDIF</text:p>
      <text:p text:style-name="P1"><text:s text:c="4"/>IF(REACTION_COMPOUNDS_NAMES(1,J) == "JH <text:s text:c="8"/>" .AND. REACTION_COMPOUNDS_NAMES(2,J) == "JHOCO <text:s text:c="5"/>") &amp;</text:p>
      <text:p text:style-name="P1"><text:s text:c="7"/>WRITE(*,"(8(a11),f8.3,a)") REACTION_COMPOUNDS_NAMES(:,J), branching_ratio(J)*100, "%"</text:p>
      <text:p text:style-name="P1"><text:s text:c="4"/>IF(REACTION_COMPOUNDS_NAMES(1,J) == "JN <text:s text:c="8"/>" .AND. REACTION_COMPOUNDS_NAMES(2,J) == "JHCO <text:s text:c="6"/>") &amp;</text:p>
      <text:p text:style-name="P1"><text:s text:c="7"/>WRITE(*,"(8(a11),f8.3,a)") REACTION_COMPOUNDS_NAMES(:,J), branching_ratio(J)*100, "%"</text:p>
      <text:p text:style-name="P1"><text:s text:c="4"/>IF(REACTION_COMPOUNDS_NAMES(1,J) == "JNH2CS <text:s text:c="4"/>" .AND. REACTION_COMPOUNDS_NAMES(2,J) == "JH <text:s text:c="8"/>") &amp;</text:p>
      <text:p text:style-name="P1"><text:s text:c="7"/>WRITE(*,"(8(a11),f8.3,a)") REACTION_COMPOUNDS_NAMES(:,J), branching_ratio(J)*100, "%"</text:p>
      <text:p text:style-name="P1"><text:s text:c="4"/>IF(REACTION_COMPOUNDS_NAMES(1,J) == "JO <text:s text:c="8"/>" .AND. REACTION_COMPOUNDS_NAMES(2,J) == "JHCS <text:s text:c="6"/>") &amp;</text:p>
      <text:p text:style-name="P1"><text:s text:c="7"/>WRITE(*,"(8(a11),f8.3,a)") REACTION_COMPOUNDS_NAMES(:,J), branching_ratio(J)*100, "%"</text:p>
      <text:p text:style-name="P1"><text:s text:c="4"/>IF(REACTION_COMPOUNDS_NAMES(1,J) == "JS <text:s text:c="8"/>" .AND. REACTION_COMPOUNDS_NAMES(2,J) == "JHCO <text:s text:c="6"/>") &amp;</text:p>
      <text:p text:style-name="P1"><text:s text:c="7"/>WRITE(*,"(8(a11),f8.3,a)") REACTION_COMPOUNDS_NAMES(:,J), branching_ratio(J)*100, "%"</text:p>
      <text:p text:style-name="P1"><text:s text:c="4"/>IF(REACTION_COMPOUNDS_NAMES(1,J) == "JNH2CO <text:s text:c="4"/>" .AND. REACTION_COMPOUNDS_NAMES(2,J) == "JH <text:s text:c="8"/>") &amp;</text:p>
      <text:p text:style-name="P1"><text:s text:c="7"/>WRITE(*,"(8(a11),f8.3,a)") REACTION_COMPOUNDS_NAMES(:,J), branching_ratio(J)*100, "%"</text:p>
      <text:p text:style-name="P1"><text:s text:c="4"/>IF(REACTION_COMPOUNDS_NAMES(1,J) == "JC3 <text:s text:c="7"/>" .AND. REACTION_COMPOUNDS_NAMES(2,J) == "JH <text:s text:c="8"/>") &amp;</text:p>
      <text:p text:style-name="P1"><text:s text:c="8"/>WRITE(*,"(8(a11),f8.3,a)") REACTION_COMPOUNDS_NAMES(:,J), branching_ratio(J)*100, "%"</text:p>
      <text:p text:style-name="P1"><text:s text:c="4"/>IF(REACTION_COMPOUNDS_NAMES(1,J) == "Jl-C3H <text:s text:c="4"/>" .AND. REACTION_COMPOUNDS_NAMES(2,J) == "JH <text:s text:c="8"/>") &amp;</text:p>
      <text:p text:style-name="P1"><text:s text:c="8"/>WRITE(*,"(8(a11),f8.3,a)") REACTION_COMPOUNDS_NAMES(:,J), branching_ratio(J)*100, "%"</text:p>
      <text:p text:style-name="P1"><text:s text:c="4"/>IF(REACTION_COMPOUNDS_NAMES(1,J) == "Jc-C3H <text:s text:c="4"/>" .AND. REACTION_COMPOUNDS_NAMES(2,J) == "JH <text:s text:c="8"/>") &amp;</text:p>
      <text:p text:style-name="P1"><text:s text:c="8"/>WRITE(*,"(8(a11),f8.3,a)") REACTION_COMPOUNDS_NAMES(:,J), branching_ratio(J)*100, "%"</text:p>
      <text:p text:style-name="P1"><text:s text:c="4"/>IF(REACTION_COMPOUNDS_NAMES(1,J) == "JO <text:s text:c="8"/>" .AND. REACTION_COMPOUNDS_NAMES(2,J) == "JCH3CHCH2 <text:s/>") &amp;</text:p>
      <text:p text:style-name="P1"><text:soft-page-break/><text:s text:c="8"/>WRITE(*,"(8(a11),f8.3,a)") REACTION_COMPOUNDS_NAMES(:,J), branching_ratio(J)*100, "%"</text:p>
      <text:p text:style-name="P1"><text:s text:c="4"/>IF(REACTION_COMPOUNDS_NAMES(1,J) == "KC3 <text:s text:c="7"/>" .AND. REACTION_COMPOUNDS_NAMES(2,J) == "KH <text:s text:c="8"/>") &amp;</text:p>
      <text:p text:style-name="P1"><text:s text:c="8"/>WRITE(*,"(8(a11),f8.3,a)") REACTION_COMPOUNDS_NAMES(:,J), branching_ratio(J)*100, "%"</text:p>
      <text:p text:style-name="P1"><text:s text:c="4"/>IF(REACTION_COMPOUNDS_NAMES(1,J) == "Kl-C3H <text:s text:c="4"/>" .AND. REACTION_COMPOUNDS_NAMES(2,J) == "KH <text:s text:c="8"/>") &amp;</text:p>
      <text:p text:style-name="P1"><text:s text:c="8"/>WRITE(*,"(8(a11),f8.3,a)") REACTION_COMPOUNDS_NAMES(:,J), branching_ratio(J)*100, "%"</text:p>
      <text:p text:style-name="P1"><text:s text:c="4"/>IF(REACTION_COMPOUNDS_NAMES(1,J) == "Kc-C3H <text:s text:c="4"/>" .AND. REACTION_COMPOUNDS_NAMES(2,J) == "KH <text:s text:c="8"/>") &amp;</text:p>
      <text:p text:style-name="P1"><text:s text:c="8"/>WRITE(*,"(8(a11),f8.3,a)") REACTION_COMPOUNDS_NAMES(:,J), branching_ratio(J)*100, "%"</text:p>
      <text:p text:style-name="P1"><text:s text:c="4"/>IF(REACTION_COMPOUNDS_NAMES(1,J) == "KO <text:s text:c="8"/>" .AND. REACTION_COMPOUNDS_NAMES(2,J) == "KCH3CHCH2 <text:s/>") &amp;</text:p>
      <text:p text:style-name="P1"><text:s text:c="8"/>WRITE(*,"(8(a11),f8.3,a)") REACTION_COMPOUNDS_NAMES(:,J), branching_ratio(J)*100, "%"</text:p>
      <text:p text:style-name="P1"/>
      <text:p text:style-name="P1"><text:s text:c="4"/>! ------ Calculate quantum activation energy</text:p>
      <text:p text:style-name="P1"><text:s text:c="4"/>REDMAS = SMASS(reactant_1_idx(J)) * SMASS(reactant_2_idx(J)) / (SMASS(reactant_1_idx(J)) + SMASS(reactant_2_idx(J)))</text:p>
      <text:p text:style-name="P1"><text:s text:c="4"/>SURF_REACT_PROBA(J) = 2.0d0 * CHEMICAL_BARRIER_THICKNESS/H_BARRE * SQRT(2.0d0*AMU*REDMAS*K_B*ACTIVATION_ENERGY(J))</text:p>
      <text:p text:style-name="P1"><text:s text:c="2"/>endif</text:p>
      <text:p text:style-name="P1"/>
      <text:p text:style-name="P1"/>
      <text:p text:style-name="P1"><text:s text:c="2"/>! === ITYPE 16 - C.R. DESORPTION</text:p>
      <text:p text:style-name="P1"><text:s text:c="2"/>if (REACTION_TYPE(J).EQ.16) then</text:p>
      <text:p text:style-name="P1"><text:s text:c="4"/>if (SMASS(reactant_1_idx(J)).EQ.0) branching_ratio(J)=0.d0</text:p>
      <text:p text:style-name="P1"><text:s text:c="2"/>endif</text:p>
      <text:p text:style-name="P1"/>
      <text:p text:style-name="P1"><text:s text:c="2"/>! === ITYPE 99 - ACCRETION</text:p>
      <text:p text:style-name="P1"><text:s text:c="2"/>if (REACTION_TYPE(J).EQ.99) then</text:p>
      <text:p text:style-name="P1"><text:s text:c="4"/>! ------ Save tag of resultant grain surface species</text:p>
      <text:p text:style-name="P1"><text:s text:c="4"/>do I=1,nb_species</text:p>
      <text:p text:style-name="P1"><text:s text:c="6"/>if (REACTION_COMPOUNDS_NAMES(4,J).EQ.species_name(I)) reactant_2_idx(J)=I</text:p>
      <text:p text:style-name="P1"><text:s text:c="4"/>enddo</text:p>
      <text:p text:style-name="P1"><text:s text:c="2"/>endif</text:p>
      <text:p text:style-name="P1"><text:s/>! === ITYPE 88 - ACCRETION (CHEMISORPTION)</text:p>
      <text:p text:style-name="P1"><text:s text:c="2"/>if (REACTION_TYPE(J).EQ.88) then</text:p>
      <text:p text:style-name="P1"><text:s text:c="4"/>! ------ Save tag of resultant grain surface species</text:p>
      <text:p text:style-name="P1"><text:s text:c="4"/>do I=1,nb_species</text:p>
      <text:p text:style-name="P1"><text:s text:c="6"/>if (REACTION_COMPOUNDS_NAMES(4,J).EQ.species_name(I)) reactant_2_idx(J)=I</text:p>
      <text:p text:style-name="P1"><text:s text:c="4"/>enddo</text:p>
      <text:p text:style-name="P1"><text:s text:c="2"/>endif</text:p>
      <text:p text:style-name="P1"/>
      <text:p text:style-name="P1">enddo</text:p>
      <text:p text:style-name="P1"/>
      <text:p text:style-name="P1"><text:soft-page-break/>! === Zero dummy H2 formation rxns, if necc.</text:p>
      <text:p text:style-name="P1">! <text:s text:c="5"/>if (IS_GRAIN_REACTIONS.NE.0) then</text:p>
      <text:p text:style-name="P1">! <text:s text:c="8"/>branching_ratio(1)=0.d0</text:p>
      <text:p text:style-name="P1">! <text:s text:c="8"/>branching_ratio(2)=0.d0</text:p>
      <text:p text:style-name="P1">! <text:s text:c="5"/>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1:21:18.125173202</meta:creation-date>
    <dc:date>2017-02-24T21:22:35.199326994</dc:date>
    <meta:editing-duration>PT1M18S</meta:editing-duration>
    <meta:editing-cycles>1</meta:editing-cycles>
    <meta:document-statistic meta:table-count="0" meta:image-count="0" meta:object-count="0" meta:page-count="13" meta:paragraph-count="404" meta:word-count="1667" meta:character-count="26882" meta:non-whitespace-character-count="20599"/>
    <meta:generator>LibreOffice/5.0.6.2$Linux_x86 LibreOffice_project/00m0$Build-2</meta:generator>
  </office:meta>
</office:document-meta>
</file>